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language="pt" fo:country="BR"/>
    </style:style>
    <style:style style:name="P2" style:family="paragraph" style:parent-style-name="Text_20_body" style:list-style-name="L1">
      <style:paragraph-properties fo:margin-top="0in" fo:margin-bottom="0in" loext:contextual-spacing="false" fo:line-height="100%" fo:text-align="justify" style:justify-single-word="false"/>
      <style:text-properties fo:language="pt" fo:country="BR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</style:style>
    <style:style style:name="T1" style:family="text">
      <style:text-properties fo:language="pt" fo:country="B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Contexto</text:p>
      <text:p text:style-name="P1">Tíquetes (em inglês: issues) são empregados nas atividades de gestão de mudanças para registrar pedidos de alterações em um determinado produto de software. Essas alterações podem contemplar a inclusão ou modificação de requisitos, correções de bugs encontrados e ou adaptações a uma nova plataforma operacional. Cada um, quando criado, recebe, dentre outras informações, uma prioridade que varia em escala de severidade (do mais alto para o mais baixo: blocker, critical, major, minor ou trivial) que auxilia o time de manutenção no planejamento das suas ações. Entretanto, no decorrer do tempo, essa prioridade pode mudar – algumas vezes – tanto para uma maior como para uma menor, fazendo com que esse planejamento tenha que ser refeito. </text:p>
      <text:p text:style-name="P1">2. Objetivo</text:p>
      <text:p text:style-name="P1">Considerando o contexto acima, o objetivo do projeto da disciplina será construir um modelo de dados como entrada de classificador que possa responder às seguintes questões :</text:p>
      <text:list xml:id="list4322569046684522475" text:style-name="L1">
        <text:list-item>
          <text:p text:style-name="P2">Um dado tíquete mudará de prioridade?</text:p>
        </text:list-item>
        <text:list-item>
          <text:p text:style-name="P2">Um dado tíquete mudará para uma prioridade mais alta?</text:p>
        </text:list-item>
        <text:list-item>
          <text:p text:style-name="P2">Qual será prioridade de um tíquete quando ele for fechado?</text:p>
        </text:list-item>
      </text:list>
      <text:p text:style-name="P1">As questões acima fazem parte do trabalho inicial de pesquisa do meu doutorado sob orientação do professor Mario Lúcio Côrtes.</text:p>
      <text:p text:style-name="P1">3. Modelo de dados</text:p>
      <text:p text:style-name="P3"><text:span text:style-name="T1">O modelo de dados será baseado na base de manuteção do software Hadoop (</text:span><text:a xlink:type="simple" xlink:href="https://issues.apache.org/jira/browse/HADOOP-13724?jql=project%20%3D%20HADOOP" office:target-frame-name="_blank" xlink:show="new" text:style-name="Internet_20_link" text:visited-style-name="Visited_20_Internet_20_Link">https://issues.apache.org/jira/browse/HADOOP-13724?jql=project%20%3D%20HADOOP</text:a><text:span text:style-name="T1">) que, atualmente, têm</text:span> <text:span text:style-name="T1">mais do que</text:span> <text:span text:style-name="T1">13000</text:span> <text:span text:style-name="T1">registros de tíquetes. Todos os dados estão no formato XML e HTML que deverão ser pré-processados antes do treinamento e da predição do classificad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13:28.374278000</meta:creation-date>
    <dc:date>2016-11-14T16:20:01.528813000</dc:date>
    <meta:editing-duration>PT6M40S</meta:editing-duration>
    <meta:editing-cycles>1</meta:editing-cycles>
    <meta:document-statistic meta:table-count="0" meta:image-count="0" meta:object-count="0" meta:page-count="1" meta:paragraph-count="10" meta:word-count="241" meta:character-count="1575" meta:non-whitespace-character-count="1344"/>
    <meta:generator>LibreOffice/5.2.3.3$MacOSX_X86_64 LibreOffice_project/d54a8868f08a7b39642414cf2c8ef2f228f780cf</meta:generator>
  </office:meta>
</office:document-meta>
</file>